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5.8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 style:data-style-name="N0">
      <style:table-cell-properties fo:background-color="#faa61a"/>
      <style:text-properties fo:font-size="14pt" style:font-size-asian="14pt" style:font-size-complex="14pt"/>
    </style:style>
    <style:style style:name="ce3" style:family="table-cell" style:parent-style-name="Default">
      <style:text-properties fo:font-size="12pt" style:font-name-asian="Lohit Devanagari" style:font-size-asian="12pt" style:language-asian="hi" style:country-asian="IN" style:font-name-complex="DejaVu Sans" style:font-size-complex="6.80000019073486pt" style:language-complex="none" style:country-complex="non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use-window-font-color="true" style:letter-kerning="true" fo:language="en" fo:country="US" style:language-asian="hi" style:country-asian="IN" style:font-name-asian="Lohit Devanagari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column table:style-name="co1" table:number-columns-repeated="3" table:default-cell-style-name="ce4"/>
        <table:table-column table:style-name="co1" table:number-columns-repeated="1003" table:default-cell-style-name="Default"/>
        <table:table-row table:style-name="ro1">
          <table:table-cell table:style-name="ce1"/>
          <table:table-cell table:style-name="ce2" office:value-type="string" calcext:value-type="string">
            <text:p>Paper_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data_extraction_method </text:p>
          </table:table-cell>
          <table:table-cell table:style-name="ce1" office:value-type="string" calcext:value-type="string">
            <text:p>Mean_sex_not_considered</text:p>
          </table:table-cell>
          <table:table-cell table:style-name="ce1" office:value-type="string" calcext:value-type="string">
            <text:p>standard_error</text:p>
          </table:table-cell>
          <table:table-cell table:style-name="ce1" office:value-type="string" calcext:value-type="string">
            <text:p>Confidence_interval</text:p>
          </table:table-cell>
          <table:table-cell table:style-name="ce1" office:value-type="string" calcext:value-type="string">
            <text:p>Mean_male</text:p>
          </table:table-cell>
          <table:table-cell table:style-name="ce1" office:value-type="string" calcext:value-type="string">
            <text:p>Standard_error_male</text:p>
          </table:table-cell>
          <table:table-cell table:style-name="ce1" office:value-type="string" calcext:value-type="string">
            <text:p>Mean_female</text:p>
          </table:table-cell>
          <table:table-cell table:style-name="ce1" office:value-type="string" calcext:value-type="string">
            <text:p>Standard_error_female</text:p>
          </table:table-cell>
          <table:table-cell table:style-name="ce1"/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standard_deviation</text:p>
          </table:table-cell>
          <table:table-cell table:style-name="ce1" office:value-type="string" calcext:value-type="string">
            <text:p>variance</text:p>
          </table:table-cell>
          <table:table-cell table:style-name="ce1" office:value-type="string" calcext:value-type="string">
            <text:p>effect_sizes</text:p>
          </table:table-cell>
          <table:table-cell table:style-name="ce1" office:value-type="string" calcext:value-type="string">
            <text:p>Selection_temperature</text:p>
          </table:table-cell>
          <table:table-cell table:style-name="ce1" office:value-type="string" calcext:value-type="string">
            <text:p>Assay_temperature</text:p>
          </table:table-cell>
          <table:table-cell table:style-name="ce1" office:value-type="string" calcext:value-type="string">
            <text:p>Control_or_selection_line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_data</text:p>
          </table:table-cell>
          <table:table-cell table:style-name="ce1" office:value-type="string" calcext:value-type="string">
            <text:p>Female_data</text:p>
          </table:table-cell>
          <table:table-cell table:style-name="ce1" office:value-type="string" calcext:value-type="string">
            <text:p>Culture_plate</text:p>
          </table:table-cell>
          <table:table-cell table:style-name="ce1" office:value-type="string" calcext:value-type="string">
            <text:p>Sex_not_considered_data</text:p>
          </table:table-cell>
          <table:table-cell table:style-name="ce1" table:number-columns-repeated="997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hermal Evolution of Rate of Larval Development in Drosophila-Melanogaster in Laboratory and Field Populations</text:p>
          </table:table-cell>
          <table:table-cell table:style-name="ce3" office:value-type="string" calcext:value-type="string">
            <text:p><text:span text:style-name="T1">(James and Partridge, 1995)</text:span></text:p>
          </table:table-cell>
          <table:table-cell office:value-type="string" calcext:value-type="string">
            <text:p>time to pupariation</text:p>
          </table:table-cell>
          <table:table-cell/>
          <table:table-cell office:value-type="string" calcext:value-type="string">
            <text:p>From Graph </text:p>
          </table:table-cell>
          <table:table-cell office:value-type="float" office:value="14.9176183074421" calcext:value-type="float">
            <text:p>14.9176183074421</text:p>
          </table:table-cell>
          <table:table-cell/>
          <table:table-cell office:value-type="float" office:value="0.366669961095788" calcext:value-type="float">
            <text:p>0.366669961095788</text:p>
          </table:table-cell>
          <table:table-cell table:number-columns-repeated="9"/>
          <table:table-cell table:number-columns-repeated="2" office:value-type="float" office:value="16.5" calcext:value-type="float">
            <text:p>16.5</text:p>
          </table:table-cell>
          <table:table-cell office:value-type="string" calcext:value-type="string">
            <text:p>16.5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6"/>
          <table:table-cell office:value-type="float" office:value="14.9694112256175" calcext:value-type="float">
            <text:p>14.9694112256175</text:p>
          </table:table-cell>
          <table:table-cell/>
          <table:table-cell office:value-type="float" office:value="0.516702755640214" calcext:value-type="float">
            <text:p>0.516702755640214</text:p>
          </table:table-cell>
          <table:table-cell table:number-columns-repeated="9"/>
          <table:table-cell table:number-columns-repeated="2" office:value-type="float" office:value="16.5" calcext:value-type="float">
            <text:p>16.5</text:p>
          </table:table-cell>
          <table:table-cell office:value-type="string" calcext:value-type="string">
            <text:p>16.5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6"/>
          <table:table-cell office:value-type="float" office:value="15.1379347523338" calcext:value-type="float">
            <text:p>15.1379347523338</text:p>
          </table:table-cell>
          <table:table-cell/>
          <table:table-cell office:value-type="float" office:value="0.333367775092317" calcext:value-type="float">
            <text:p>0.333367775092317</text:p>
          </table:table-cell>
          <table:table-cell table:number-columns-repeated="9"/>
          <table:table-cell table:number-columns-repeated="2" office:value-type="float" office:value="16.5" calcext:value-type="float">
            <text:p>16.5</text:p>
          </table:table-cell>
          <table:table-cell office:value-type="string" calcext:value-type="string">
            <text:p>16.5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number-columns-repeated="6"/>
          <table:table-cell office:value-type="float" office:value="16.3231340802703" calcext:value-type="float">
            <text:p>16.3231340802703</text:p>
          </table:table-cell>
          <table:table-cell/>
          <table:table-cell office:value-type="float" office:value="0.283335879028563" calcext:value-type="float">
            <text:p>0.283335879028563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25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6"/>
          <table:table-cell office:value-type="float" office:value="16.3750213389159" calcext:value-type="float">
            <text:p>16.3750213389159</text:p>
          </table:table-cell>
          <table:table-cell/>
          <table:table-cell office:value-type="float" office:value="0.466639412753032" calcext:value-type="float">
            <text:p>0.466639412753032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25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6"/>
          <table:table-cell office:value-type="float" office:value="16.943485565908" calcext:value-type="float">
            <text:p>16.943485565908</text:p>
          </table:table-cell>
          <table:table-cell/>
          <table:table-cell office:value-type="float" office:value="0.433368673572989" calcext:value-type="float">
            <text:p>0.433368673572989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25° C</text:p>
          </table:table-cell>
          <table:table-cell office:value-type="float" office:value="3" calcext:value-type="float">
            <text:p>3</text:p>
          </table:table-cell>
          <table:table-cell table:number-columns-repeated="20"/>
          <table:table-cell table:style-name="ce1" table:number-columns-repeated="982"/>
        </table:table-row>
        <table:table-row table:style-name="ro2">
          <table:table-cell table:number-columns-repeated="6"/>
          <table:table-cell office:value-type="float" office:value="16.6953701291117" calcext:value-type="float">
            <text:p>16.6953701291117</text:p>
          </table:table-cell>
          <table:table-cell/>
          <table:table-cell office:value-type="float" office:value="0.366669961095784" calcext:value-type="float">
            <text:p>0.366669961095784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29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6"/>
          <table:table-cell office:value-type="float" office:value="15.8639161178447" calcext:value-type="float">
            <text:p>15.8639161178447</text:p>
          </table:table-cell>
          <table:table-cell/>
          <table:table-cell office:value-type="float" office:value="0.333336328268897" calcext:value-type="float">
            <text:p>0.333336328268897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29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6"/>
          <table:table-cell office:value-type="float" office:value="16.3574425646232" calcext:value-type="float">
            <text:p>16.3574425646232</text:p>
          </table:table-cell>
          <table:table-cell/>
          <table:table-cell office:value-type="float" office:value="0.325002920062175" calcext:value-type="float">
            <text:p>0.325002920062175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29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6"/>
          <table:table-cell office:value-type="float" office:value="5.72166478682608" calcext:value-type="float">
            <text:p>5.72166478682608</text:p>
          </table:table-cell>
          <table:table-cell/>
          <table:table-cell office:value-type="float" office:value="0.0414348196606271" calcext:value-type="float">
            <text:p>0.041434819660627</text:p>
          </table:table-cell>
          <table:table-cell table:number-columns-repeated="9"/>
          <table:table-cell office:value-type="float" office:value="16.5" calcext:value-type="float">
            <text:p>16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.5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6"/>
          <table:table-cell office:value-type="float" office:value="5.73047392869974" calcext:value-type="float">
            <text:p>5.73047392869974</text:p>
          </table:table-cell>
          <table:table-cell/>
          <table:table-cell office:value-type="float" office:value="0.0663009332364171" calcext:value-type="float">
            <text:p>0.066300933236417</text:p>
          </table:table-cell>
          <table:table-cell table:number-columns-repeated="9"/>
          <table:table-cell office:value-type="float" office:value="16.5" calcext:value-type="float">
            <text:p>16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.5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6"/>
          <table:table-cell office:value-type="float" office:value="5.74205061366352" calcext:value-type="float">
            <text:p>5.74205061366352</text:p>
          </table:table-cell>
          <table:table-cell/>
          <table:table-cell office:value-type="float" office:value="0.0497217835927515" calcext:value-type="float">
            <text:p>0.049721783592752</text:p>
          </table:table-cell>
          <table:table-cell table:number-columns-repeated="9"/>
          <table:table-cell office:value-type="float" office:value="16.5" calcext:value-type="float">
            <text:p>16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.5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number-columns-repeated="6"/>
          <table:table-cell office:value-type="float" office:value="5.97461822526339" calcext:value-type="float">
            <text:p>5.97461822526339</text:p>
          </table:table-cell>
          <table:table-cell/>
          <table:table-cell office:value-type="float" office:value="0.110492852428337" calcext:value-type="float">
            <text:p>0.110492852428337</text:p>
          </table:table-cell>
          <table:table-cell table:number-columns-repeated="9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25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6"/>
          <table:table-cell office:value-type="float" office:value="5.90608759221662" calcext:value-type="float">
            <text:p>5.90608759221662</text:p>
          </table:table-cell>
          <table:table-cell/>
          <table:table-cell office:value-type="float" office:value="0.0635281683668785" calcext:value-type="float">
            <text:p>0.063528168366879</text:p>
          </table:table-cell>
          <table:table-cell table:number-columns-repeated="9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25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6"/>
          <table:table-cell office:value-type="float" office:value="5.91766427718041" calcext:value-type="float">
            <text:p>5.91766427718041</text:p>
          </table:table-cell>
          <table:table-cell/>
          <table:table-cell office:value-type="float" office:value="0.0690580327677104" calcext:value-type="float">
            <text:p>0.06905803276771</text:p>
          </table:table-cell>
          <table:table-cell table:number-columns-repeated="9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25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number-columns-repeated="6"/>
          <table:table-cell office:value-type="float" office:value="6.04803122206348" calcext:value-type="float">
            <text:p>6.04803122206348</text:p>
          </table:table-cell>
          <table:table-cell/>
          <table:table-cell office:value-type="float" office:value="0.135353744224712" calcext:value-type="float">
            <text:p>0.135353744224712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9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6"/>
          <table:table-cell office:value-type="float" office:value="5.91045822158725" calcext:value-type="float">
            <text:p>5.91045822158725</text:p>
          </table:table-cell>
          <table:table-cell/>
          <table:table-cell office:value-type="float" office:value="0.0635333901462936" calcext:value-type="float">
            <text:p>0.063533390146294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9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6"/>
          <table:table-cell office:value-type="float" office:value="5.98834106156687" calcext:value-type="float">
            <text:p>5.98834106156687</text:p>
          </table:table-cell>
          <table:table-cell/>
          <table:table-cell office:value-type="float" office:value="0.0690475892088802" calcext:value-type="float">
            <text:p>0.06904758920888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9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office:value-type="float" office:value="5.55794837135409" calcext:value-type="float">
            <text:p>5.55794837135409</text:p>
          </table:table-cell>
          <table:table-cell/>
          <table:table-cell office:value-type="float" office:value="0.0697671356722163" calcext:value-type="float">
            <text:p>0.069767135672216</text:p>
          </table:table-cell>
          <table:table-cell table:number-columns-repeated="9"/>
          <table:table-cell office:value-type="float" office:value="16.5" calcext:value-type="float">
            <text:p>16.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.5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6"/>
          <table:table-cell office:value-type="float" office:value="5.57419972087879" calcext:value-type="float">
            <text:p>5.57419972087879</text:p>
          </table:table-cell>
          <table:table-cell/>
          <table:table-cell office:value-type="float" office:value="0.0365446901140185" calcext:value-type="float">
            <text:p>0.036544690114019</text:p>
          </table:table-cell>
          <table:table-cell table:number-columns-repeated="9"/>
          <table:table-cell office:value-type="float" office:value="16.5" calcext:value-type="float">
            <text:p>16.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.5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6"/>
          <table:table-cell office:value-type="float" office:value="5.53395974685989" calcext:value-type="float">
            <text:p>5.53395974685989</text:p>
          </table:table-cell>
          <table:table-cell/>
          <table:table-cell office:value-type="float" office:value="0.0664448911163973" calcext:value-type="float">
            <text:p>0.066444891116397</text:p>
          </table:table-cell>
          <table:table-cell table:number-columns-repeated="9"/>
          <table:table-cell office:value-type="float" office:value="16.5" calcext:value-type="float">
            <text:p>16.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.5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number-columns-repeated="6"/>
          <table:table-cell office:value-type="float" office:value="5.70635659050812" calcext:value-type="float">
            <text:p>5.70635659050812</text:p>
          </table:table-cell>
          <table:table-cell/>
          <table:table-cell office:value-type="float" office:value="0.0465114237814781" calcext:value-type="float">
            <text:p>0.046511423781478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6"/>
          <table:table-cell office:value-type="float" office:value="5.59635386951522" calcext:value-type="float">
            <text:p>5.59635386951522</text:p>
          </table:table-cell>
          <table:table-cell/>
          <table:table-cell office:value-type="float" office:value="0.073089380228037" calcext:value-type="float">
            <text:p>0.073089380228037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6"/>
          <table:table-cell office:value-type="float" office:value="5.60262970797602" calcext:value-type="float">
            <text:p>5.60262970797602</text:p>
          </table:table-cell>
          <table:table-cell/>
          <table:table-cell office:value-type="float" office:value="0.0465114237814781" calcext:value-type="float">
            <text:p>0.046511423781478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number-columns-repeated="6"/>
          <table:table-cell office:value-type="float" office:value="5.62550360312124" calcext:value-type="float">
            <text:p>5.62550360312124</text:p>
          </table:table-cell>
          <table:table-cell/>
          <table:table-cell office:value-type="float" office:value="0.046511423781479" calcext:value-type="float">
            <text:p>0.046511423781479</text:p>
          </table:table-cell>
          <table:table-cell table:number-columns-repeated="9"/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29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6"/>
          <table:table-cell office:value-type="float" office:value="5.63842393069368" calcext:value-type="float">
            <text:p>5.63842393069368</text:p>
          </table:table-cell>
          <table:table-cell/>
          <table:table-cell office:value-type="float" office:value="0.0631226465605765" calcext:value-type="float">
            <text:p>0.063122646560577</text:p>
          </table:table-cell>
          <table:table-cell table:number-columns-repeated="9"/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29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6"/>
          <table:table-cell office:value-type="float" office:value="5.56828375567239" calcext:value-type="float">
            <text:p>5.56828375567239</text:p>
          </table:table-cell>
          <table:table-cell/>
          <table:table-cell office:value-type="float" office:value="0.0398713233680628" calcext:value-type="float">
            <text:p>0.039871323368063</text:p>
          </table:table-cell>
          <table:table-cell table:number-columns-repeated="9"/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29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2">
          <table:table-cell table:number-columns-repeated="18"/>
          <table:table-cell table:style-name="Default" table:number-columns-repeated="3"/>
          <table:table-cell table:number-columns-repeated="1003"/>
        </table:table-row>
        <table:table-row table:style-name="ro2">
          <table:table-cell table:number-columns-repeated="3"/>
          <table:table-cell office:value-type="string" calcext:value-type="string">
            <text:p>pupal period(days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318641923555987" calcext:value-type="float">
            <text:p>0.318641923555987</text:p>
          </table:table-cell>
          <table:table-cell table:number-columns-repeated="2"/>
          <table:table-cell office:value-type="float" office:value="14.6111126136075" calcext:value-type="float">
            <text:p>14.6111126136075</text:p>
          </table:table-cell>
          <table:table-cell table:number-columns-repeated="6"/>
          <table:table-cell table:number-columns-repeated="2" office:value-type="float" office:value="16.5" calcext:value-type="float">
            <text:p>16.5</text:p>
          </table:table-cell>
          <table:table-cell office:value-type="string" calcext:value-type="string">
            <text:p>16.5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130717186605546" calcext:value-type="float">
            <text:p>0.130717186605546</text:p>
          </table:table-cell>
          <table:table-cell table:number-columns-repeated="2"/>
          <table:table-cell office:value-type="float" office:value="14.5552385288156" calcext:value-type="float">
            <text:p>14.5552385288156</text:p>
          </table:table-cell>
          <table:table-cell table:number-columns-repeated="6"/>
          <table:table-cell table:number-columns-repeated="2" office:value-type="float" office:value="16.5" calcext:value-type="float">
            <text:p>16.5</text:p>
          </table:table-cell>
          <table:table-cell office:value-type="string" calcext:value-type="string">
            <text:p>16.5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269585416168962" calcext:value-type="float">
            <text:p>0.269585416168962</text:p>
          </table:table-cell>
          <table:table-cell table:number-columns-repeated="2"/>
          <table:table-cell office:value-type="float" office:value="14.8098553246219" calcext:value-type="float">
            <text:p>14.8098553246219</text:p>
          </table:table-cell>
          <table:table-cell table:number-columns-repeated="6"/>
          <table:table-cell table:number-columns-repeated="2" office:value-type="float" office:value="16.5" calcext:value-type="float">
            <text:p>16.5</text:p>
          </table:table-cell>
          <table:table-cell office:value-type="string" calcext:value-type="string">
            <text:p>16.5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416661032305177" calcext:value-type="float">
            <text:p>0.416661032305177</text:p>
          </table:table-cell>
          <table:table-cell table:number-columns-repeated="2"/>
          <table:table-cell office:value-type="float" office:value="15.1052648976274" calcext:value-type="float">
            <text:p>15.1052648976274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25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179736131582624" calcext:value-type="float">
            <text:p>0.179736131582624</text:p>
          </table:table-cell>
          <table:table-cell table:number-columns-repeated="2"/>
          <table:table-cell office:value-type="float" office:value="14.9023151966993" calcext:value-type="float">
            <text:p>14.9023151966993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25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302283494025325" calcext:value-type="float">
            <text:p>0.302283494025325</text:p>
          </table:table-cell>
          <table:table-cell table:number-columns-repeated="2"/>
          <table:table-cell office:value-type="float" office:value="15.0016677710015" calcext:value-type="float">
            <text:p>15.0016677710015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25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171566307419779" calcext:value-type="float">
            <text:p>0.171566307419779</text:p>
          </table:table-cell>
          <table:table-cell table:number-columns-repeated="2"/>
          <table:table-cell office:value-type="float" office:value="14.659831059305" calcext:value-type="float">
            <text:p>14.659831059305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29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482019625607947" calcext:value-type="float">
            <text:p>0.482019625607947</text:p>
          </table:table-cell>
          <table:table-cell table:number-columns-repeated="2"/>
          <table:table-cell office:value-type="float" office:value="15.1676748417496" calcext:value-type="float">
            <text:p>15.1676748417496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29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155226659094087" calcext:value-type="float">
            <text:p>0.155226659094087</text:p>
          </table:table-cell>
          <table:table-cell table:number-columns-repeated="2"/>
          <table:table-cell office:value-type="float" office:value="15.0137440857986" calcext:value-type="float">
            <text:p>15.0137440857986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29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3" table:number-rows-repeated="3">
          <table:table-cell table:number-columns-repeated="18"/>
          <table:table-cell table:style-name="Default" table:number-columns-repeated="3"/>
          <table:table-cell table:number-columns-repeated="1003"/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0701459034792364" calcext:value-type="float">
            <text:p>0.070145903479236</text:p>
          </table:table-cell>
          <table:table-cell table:number-columns-repeated="2"/>
          <table:table-cell office:value-type="float" office:value="4.00360082304527" calcext:value-type="float">
            <text:p>4.00360082304527</text:p>
          </table:table-cell>
          <table:table-cell table:number-columns-repeated="6"/>
          <table:table-cell office:value-type="float" office:value="16.5" calcext:value-type="float">
            <text:p>16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.5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701459034792364" calcext:value-type="float">
            <text:p>0.070145903479236</text:p>
          </table:table-cell>
          <table:table-cell table:number-columns-repeated="2"/>
          <table:table-cell office:value-type="float" office:value="4.11466517022072" calcext:value-type="float">
            <text:p>4.11466517022072</text:p>
          </table:table-cell>
          <table:table-cell table:number-columns-repeated="6"/>
          <table:table-cell office:value-type="float" office:value="16.5" calcext:value-type="float">
            <text:p>16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.5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467639356528249" calcext:value-type="float">
            <text:p>0.046763935652825</text:p>
          </table:table-cell>
          <table:table-cell table:number-columns-repeated="2"/>
          <table:table-cell office:value-type="float" office:value="4.0737467265245" calcext:value-type="float">
            <text:p>4.0737467265245</text:p>
          </table:table-cell>
          <table:table-cell table:number-columns-repeated="6"/>
          <table:table-cell office:value-type="float" office:value="16.5" calcext:value-type="float">
            <text:p>16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.5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467639356528249" calcext:value-type="float">
            <text:p>0.046763935652825</text:p>
          </table:table-cell>
          <table:table-cell table:number-columns-repeated="2"/>
          <table:table-cell office:value-type="float" office:value="3.95099139543584" calcext:value-type="float">
            <text:p>3.95099139543584</text:p>
          </table:table-cell>
          <table:table-cell table:number-columns-repeated="6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25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46763935652824" calcext:value-type="float">
            <text:p>0.046763935652824</text:p>
          </table:table-cell>
          <table:table-cell table:number-columns-repeated="2"/>
          <table:table-cell office:value-type="float" office:value="4.03867377478488" calcext:value-type="float">
            <text:p>4.03867377478488</text:p>
          </table:table-cell>
          <table:table-cell table:number-columns-repeated="6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25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467639356528249" calcext:value-type="float">
            <text:p>0.046763935652825</text:p>
          </table:table-cell>
          <table:table-cell table:number-columns-repeated="2"/>
          <table:table-cell office:value-type="float" office:value="4.10881967826412" calcext:value-type="float">
            <text:p>4.10881967826412</text:p>
          </table:table-cell>
          <table:table-cell table:number-columns-repeated="6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25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46763935652824" calcext:value-type="float">
            <text:p>0.046763935652824</text:p>
          </table:table-cell>
          <table:table-cell table:number-columns-repeated="2"/>
          <table:table-cell office:value-type="float" office:value="3.93930041152263" calcext:value-type="float">
            <text:p>3.93930041152263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9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759913954358389" calcext:value-type="float">
            <text:p>0.075991395435839</text:p>
          </table:table-cell>
          <table:table-cell table:number-columns-repeated="2"/>
          <table:table-cell office:value-type="float" office:value="4.0679012345679" calcext:value-type="float">
            <text:p>4.0679012345679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9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46763935652824" calcext:value-type="float">
            <text:p>0.046763935652824</text:p>
          </table:table-cell>
          <table:table-cell table:number-columns-repeated="2"/>
          <table:table-cell office:value-type="float" office:value="4.03867377478488" calcext:value-type="float">
            <text:p>4.03867377478488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9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3" table:number-rows-repeated="2">
          <table:table-cell table:number-columns-repeated="18"/>
          <table:table-cell table:style-name="Default" table:number-columns-repeated="3"/>
          <table:table-cell table:number-columns-repeated="1003"/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0457731743042475" calcext:value-type="float">
            <text:p>0.045773174304248</text:p>
          </table:table-cell>
          <table:table-cell table:number-columns-repeated="2"/>
          <table:table-cell office:value-type="float" office:value="3.37075486503453" calcext:value-type="float">
            <text:p>3.37075486503453</text:p>
          </table:table-cell>
          <table:table-cell table:number-columns-repeated="6"/>
          <table:table-cell office:value-type="float" office:value="16.5" calcext:value-type="float">
            <text:p>16.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.5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702945176815231" calcext:value-type="float">
            <text:p>0.070294517681523</text:p>
          </table:table-cell>
          <table:table-cell table:number-columns-repeated="2"/>
          <table:table-cell office:value-type="float" office:value="3.36094632768362" calcext:value-type="float">
            <text:p>3.36094632768362</text:p>
          </table:table-cell>
          <table:table-cell table:number-columns-repeated="6"/>
          <table:table-cell office:value-type="float" office:value="16.5" calcext:value-type="float">
            <text:p>16.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.5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457731743042475" calcext:value-type="float">
            <text:p>0.045773174304248</text:p>
          </table:table-cell>
          <table:table-cell table:number-columns-repeated="2"/>
          <table:table-cell office:value-type="float" office:value="3.41162377066332" calcext:value-type="float">
            <text:p>3.41162377066332</text:p>
          </table:table-cell>
          <table:table-cell table:number-columns-repeated="6"/>
          <table:table-cell office:value-type="float" office:value="16.5" calcext:value-type="float">
            <text:p>16.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.5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670250052312196" calcext:value-type="float">
            <text:p>0.06702500523122</text:p>
          </table:table-cell>
          <table:table-cell table:number-columns-repeated="2"/>
          <table:table-cell office:value-type="float" office:value="3.36094632768362" calcext:value-type="float">
            <text:p>3.36094632768362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457731743042475" calcext:value-type="float">
            <text:p>0.045773174304248</text:p>
          </table:table-cell>
          <table:table-cell table:number-columns-repeated="2"/>
          <table:table-cell office:value-type="float" office:value="3.42960608913999" calcext:value-type="float">
            <text:p>3.42960608913999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441384180790965" calcext:value-type="float">
            <text:p>0.044138418079097</text:p>
          </table:table-cell>
          <table:table-cell table:number-columns-repeated="2"/>
          <table:table-cell office:value-type="float" office:value="3.32988595940573" calcext:value-type="float">
            <text:p>3.32988595940573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457731743042475" calcext:value-type="float">
            <text:p>0.045773174304248</text:p>
          </table:table-cell>
          <table:table-cell table:number-columns-repeated="2"/>
          <table:table-cell office:value-type="float" office:value="3.36912010880937" calcext:value-type="float">
            <text:p>3.36912010880937</text:p>
          </table:table-cell>
          <table:table-cell table:number-columns-repeated="6"/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29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457731743042475" calcext:value-type="float">
            <text:p>0.045773174304248</text:p>
          </table:table-cell>
          <table:table-cell table:number-columns-repeated="2"/>
          <table:table-cell office:value-type="float" office:value="3.39037193973635" calcext:value-type="float">
            <text:p>3.39037193973635</text:p>
          </table:table-cell>
          <table:table-cell table:number-columns-repeated="6"/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29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474079305293995" calcext:value-type="float">
            <text:p>0.0474079305294</text:p>
          </table:table-cell>
          <table:table-cell table:number-columns-repeated="2"/>
          <table:table-cell office:value-type="float" office:value="3.37892864616028" calcext:value-type="float">
            <text:p>3.37892864616028</text:p>
          </table:table-cell>
          <table:table-cell table:number-columns-repeated="6"/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29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3" table:number-rows-repeated="2">
          <table:table-cell table:number-columns-repeated="18"/>
          <table:table-cell table:style-name="Default" table:number-columns-repeated="3"/>
          <table:table-cell table:number-columns-repeated="1003"/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252417830807426" calcext:value-type="float">
            <text:p>0.252417830807426</text:p>
          </table:table-cell>
          <table:table-cell office:value-type="float" office:value="15.6952792085078" calcext:value-type="float">
            <text:p>15.6952792085078</text:p>
          </table:table-cell>
          <table:table-cell table:number-columns-repeated="8"/>
          <table:table-cell table:number-columns-repeated="2" office:value-type="float" office:value="16.5" calcext:value-type="float">
            <text:p>16.5</text:p>
          </table:table-cell>
          <table:table-cell office:value-type="string" calcext:value-type="string">
            <text:p>16.5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271834587023381" calcext:value-type="float">
            <text:p>0.271834587023381</text:p>
          </table:table-cell>
          <table:table-cell office:value-type="float" office:value="15.5518027198281" calcext:value-type="float">
            <text:p>15.5518027198281</text:p>
          </table:table-cell>
          <table:table-cell table:number-columns-repeated="8"/>
          <table:table-cell table:number-columns-repeated="2" office:value-type="float" office:value="16.5" calcext:value-type="float">
            <text:p>16.5</text:p>
          </table:table-cell>
          <table:table-cell office:value-type="string" calcext:value-type="string">
            <text:p>16.5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174713751065326" calcext:value-type="float">
            <text:p>0.174713751065326</text:p>
          </table:table-cell>
          <table:table-cell office:value-type="float" office:value="15.7869529773595" calcext:value-type="float">
            <text:p>15.7869529773595</text:p>
          </table:table-cell>
          <table:table-cell table:number-columns-repeated="8"/>
          <table:table-cell table:number-columns-repeated="2" office:value-type="float" office:value="16.5" calcext:value-type="float">
            <text:p>16.5</text:p>
          </table:table-cell>
          <table:table-cell office:value-type="string" calcext:value-type="string">
            <text:p>16.5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145625671619669" calcext:value-type="float">
            <text:p>0.145625671619669</text:p>
          </table:table-cell>
          <table:table-cell office:value-type="float" office:value="15.8958943194872" calcext:value-type="float">
            <text:p>15.8958943194872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25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174713751065326" calcext:value-type="float">
            <text:p>0.174713751065326</text:p>
          </table:table-cell>
          <table:table-cell office:value-type="float" office:value="15.7039129951458" calcext:value-type="float">
            <text:p>15.7039129951458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25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446585392966984" calcext:value-type="float">
            <text:p>0.446585392966984</text:p>
          </table:table-cell>
          <table:table-cell office:value-type="float" office:value="15.9584800088932" calcext:value-type="float">
            <text:p>15.9584800088932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25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262089154037131" calcext:value-type="float">
            <text:p>0.262089154037131</text:p>
          </table:table-cell>
          <table:table-cell office:value-type="float" office:value="15.8927075999555" calcext:value-type="float">
            <text:p>15.8927075999555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29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30092266646904" calcext:value-type="float">
            <text:p>0.30092266646904</text:p>
          </table:table-cell>
          <table:table-cell office:value-type="float" office:value="15.9045651610034" calcext:value-type="float">
            <text:p>15.9045651610034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29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281542965131358" calcext:value-type="float">
            <text:p>0.281542965131358</text:p>
          </table:table-cell>
          <table:table-cell office:value-type="float" office:value="15.8970059658354" calcext:value-type="float">
            <text:p>15.8970059658354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29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3" table:number-rows-repeated="2">
          <table:table-cell table:number-columns-repeated="18"/>
          <table:table-cell table:style-name="Default" table:number-columns-repeated="3"/>
          <table:table-cell table:number-columns-repeated="1003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505644657298605" calcext:value-type="float">
            <text:p>0.050564465729861</text:p>
          </table:table-cell>
          <table:table-cell office:value-type="float" office:value="4.33651083143064" calcext:value-type="float">
            <text:p>4.33651083143064</text:p>
          </table:table-cell>
          <table:table-cell table:number-columns-repeated="8"/>
          <table:table-cell office:value-type="float" office:value="16.5" calcext:value-type="float">
            <text:p>16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.5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477445863472203" calcext:value-type="float">
            <text:p>0.04774458634722</text:p>
          </table:table-cell>
          <table:table-cell office:value-type="float" office:value="4.37129471501536" calcext:value-type="float">
            <text:p>4.37129471501536</text:p>
          </table:table-cell>
          <table:table-cell table:number-columns-repeated="8"/>
          <table:table-cell office:value-type="float" office:value="16.5" calcext:value-type="float">
            <text:p>16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.5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44935449362228" calcext:value-type="float">
            <text:p>0.044935449362228</text:p>
          </table:table-cell>
          <table:table-cell office:value-type="float" office:value="4.34146844794526" calcext:value-type="float">
            <text:p>4.34146844794526</text:p>
          </table:table-cell>
          <table:table-cell table:number-columns-repeated="8"/>
          <table:table-cell office:value-type="float" office:value="16.5" calcext:value-type="float">
            <text:p>16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.5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674085452421664" calcext:value-type="float">
            <text:p>0.067408545242166</text:p>
          </table:table-cell>
          <table:table-cell office:value-type="float" office:value="4.24422289323535" calcext:value-type="float">
            <text:p>4.24422289323535</text:p>
          </table:table-cell>
          <table:table-cell table:number-columns-repeated="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25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252929752625786" calcext:value-type="float">
            <text:p>0.025292975262579</text:p>
          </table:table-cell>
          <table:table-cell office:value-type="float" office:value="4.24810626998516" calcext:value-type="float">
            <text:p>4.24810626998516</text:p>
          </table:table-cell>
          <table:table-cell table:number-columns-repeated="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25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674085452421664" calcext:value-type="float">
            <text:p>0.067408545242166</text:p>
          </table:table-cell>
          <table:table-cell office:value-type="float" office:value="4.26324767947023" calcext:value-type="float">
            <text:p>4.26324767947023</text:p>
          </table:table-cell>
          <table:table-cell table:number-columns-repeated="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25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898923835197518" calcext:value-type="float">
            <text:p>0.089892383519752</text:p>
          </table:table-cell>
          <table:table-cell office:value-type="float" office:value="4.20252090556521" calcext:value-type="float">
            <text:p>4.20252090556521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9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64610150654822" calcext:value-type="float">
            <text:p>0.064610150654822</text:p>
          </table:table-cell>
          <table:table-cell office:value-type="float" office:value="4.29350901364508" calcext:value-type="float">
            <text:p>4.29350901364508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9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421263123772357" calcext:value-type="float">
            <text:p>0.042126312377236</text:p>
          </table:table-cell>
          <table:table-cell office:value-type="float" office:value="4.24963706165002" calcext:value-type="float">
            <text:p>4.24963706165002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9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Default" table:number-columns-repeated="3"/>
          <table:table-cell table:number-columns-repeated="1003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90725806451613" calcext:value-type="float">
            <text:p>0.090725806451613</text:p>
          </table:table-cell>
          <table:table-cell office:value-type="float" office:value="3.63075770437825" calcext:value-type="float">
            <text:p>3.63075770437825</text:p>
          </table:table-cell>
          <table:table-cell table:number-columns-repeated="8"/>
          <table:table-cell office:value-type="float" office:value="16.5" calcext:value-type="float">
            <text:p>16.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.5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705645161290325" calcext:value-type="float">
            <text:p>0.070564516129033</text:p>
          </table:table-cell>
          <table:table-cell office:value-type="float" office:value="3.54832150023152" calcext:value-type="float">
            <text:p>3.54832150023152</text:p>
          </table:table-cell>
          <table:table-cell table:number-columns-repeated="8"/>
          <table:table-cell office:value-type="float" office:value="16.5" calcext:value-type="float">
            <text:p>16.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.5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483870967741944" calcext:value-type="float">
            <text:p>0.048387096774194</text:p>
          </table:table-cell>
          <table:table-cell office:value-type="float" office:value="3.63926917734218" calcext:value-type="float">
            <text:p>3.63926917734218</text:p>
          </table:table-cell>
          <table:table-cell table:number-columns-repeated="8"/>
          <table:table-cell office:value-type="float" office:value="16.5" calcext:value-type="float">
            <text:p>16.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.5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463677522251373" calcext:value-type="float">
            <text:p>0.046367752225137</text:p>
          </table:table-cell>
          <table:table-cell office:value-type="float" office:value="3.631429747389" calcext:value-type="float">
            <text:p>3.631429747389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725774296444919" calcext:value-type="float">
            <text:p>0.072577429644492</text:p>
          </table:table-cell>
          <table:table-cell office:value-type="float" office:value="3.5570580593713" calcext:value-type="float">
            <text:p>3.5570580593713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463709677419351" calcext:value-type="float">
            <text:p>0.046370967741935</text:p>
          </table:table-cell>
          <table:table-cell office:value-type="float" office:value="3.55728314554715" calcext:value-type="float">
            <text:p>3.55728314554715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665290425477179" calcext:value-type="float">
            <text:p>0.066529042547718</text:p>
          </table:table-cell>
          <table:table-cell office:value-type="float" office:value="3.58976629623913" calcext:value-type="float">
            <text:p>3.58976629623913</text:p>
          </table:table-cell>
          <table:table-cell table:number-columns-repeated="8"/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29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24193548387097" calcext:value-type="float">
            <text:p>0.024193548387097</text:p>
          </table:table-cell>
          <table:table-cell office:value-type="float" office:value="3.57789139270464" calcext:value-type="float">
            <text:p>3.57789139270464</text:p>
          </table:table-cell>
          <table:table-cell table:number-columns-repeated="8"/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29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423354941606213" calcext:value-type="float">
            <text:p>0.042335494160621</text:p>
          </table:table-cell>
          <table:table-cell office:value-type="float" office:value="3.59021646859083" calcext:value-type="float">
            <text:p>3.59021646859083</text:p>
          </table:table-cell>
          <table:table-cell table:number-columns-repeated="8"/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29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3" table:number-rows-repeated="2">
          <table:table-cell table:number-columns-repeated="18"/>
          <table:table-cell table:style-name="Default" table:number-columns-repeated="3"/>
          <table:table-cell table:number-columns-repeated="1003"/>
        </table:table-row>
        <table:table-row table:style-name="ro2">
          <table:table-cell table:number-columns-repeated="4"/>
          <table:table-cell office:value-type="string" calcext:value-type="string">
            <text:p>Time to eclosion (days)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514705882352942" calcext:value-type="float">
            <text:p>0.514705882352942</text:p>
          </table:table-cell>
          <table:table-cell table:number-columns-repeated="2"/>
          <table:table-cell office:value-type="float" office:value="28.3466279026006" calcext:value-type="float">
            <text:p>28.3466279026006</text:p>
          </table:table-cell>
          <table:table-cell table:number-columns-repeated="6"/>
          <table:table-cell table:number-columns-repeated="2" office:value-type="float" office:value="16.5" calcext:value-type="float">
            <text:p>16.5</text:p>
          </table:table-cell>
          <table:table-cell office:value-type="string" calcext:value-type="string">
            <text:p>16.5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514752926122466" calcext:value-type="float">
            <text:p>0.514752926122466</text:p>
          </table:table-cell>
          <table:table-cell table:number-columns-repeated="2"/>
          <table:table-cell office:value-type="float" office:value="28.6380170110271" calcext:value-type="float">
            <text:p>28.6380170110271</text:p>
          </table:table-cell>
          <table:table-cell table:number-columns-repeated="6"/>
          <table:table-cell table:number-columns-repeated="2" office:value-type="float" office:value="16.5" calcext:value-type="float">
            <text:p>16.5</text:p>
          </table:table-cell>
          <table:table-cell office:value-type="string" calcext:value-type="string">
            <text:p>16.5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465686274509803" calcext:value-type="float">
            <text:p>0.465686274509803</text:p>
          </table:table-cell>
          <table:table-cell table:number-columns-repeated="2"/>
          <table:table-cell office:value-type="float" office:value="29.0764649429829" calcext:value-type="float">
            <text:p>29.0764649429829</text:p>
          </table:table-cell>
          <table:table-cell table:number-columns-repeated="6"/>
          <table:table-cell table:number-columns-repeated="2" office:value-type="float" office:value="16.5" calcext:value-type="float">
            <text:p>16.5</text:p>
          </table:table-cell>
          <table:table-cell office:value-type="string" calcext:value-type="string">
            <text:p>16.5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294117647058822" calcext:value-type="float">
            <text:p>0.294117647058822</text:p>
          </table:table-cell>
          <table:table-cell table:number-columns-repeated="2"/>
          <table:table-cell office:value-type="float" office:value="30.5933442474879" calcext:value-type="float">
            <text:p>30.5933442474879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25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465686274509807" calcext:value-type="float">
            <text:p>0.465686274509807</text:p>
          </table:table-cell>
          <table:table-cell table:number-columns-repeated="2"/>
          <table:table-cell office:value-type="float" office:value="30.4680666892477" calcext:value-type="float">
            <text:p>30.4680666892477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25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465686274509807" calcext:value-type="float">
            <text:p>0.465686274509807</text:p>
          </table:table-cell>
          <table:table-cell table:number-columns-repeated="2"/>
          <table:table-cell office:value-type="float" office:value="31.1761695081103" calcext:value-type="float">
            <text:p>31.1761695081103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25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294164690828346" calcext:value-type="float">
            <text:p>0.294164690828346</text:p>
          </table:table-cell>
          <table:table-cell table:number-columns-repeated="2"/>
          <table:table-cell office:value-type="float" office:value="30.5851586315908" calcext:value-type="float">
            <text:p>30.5851586315908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29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539215686274513" calcext:value-type="float">
            <text:p>0.539215686274513</text:p>
          </table:table-cell>
          <table:table-cell table:number-columns-repeated="2"/>
          <table:table-cell office:value-type="float" office:value="30.1658104700613" calcext:value-type="float">
            <text:p>30.1658104700613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29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392156862745097" calcext:value-type="float">
            <text:p>0.392156862745097</text:p>
          </table:table-cell>
          <table:table-cell table:number-columns-repeated="2"/>
          <table:table-cell office:value-type="float" office:value="30.5552858379436" calcext:value-type="float">
            <text:p>30.5552858379436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29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Default" table:number-columns-repeated="3"/>
          <table:table-cell table:number-columns-repeated="1003"/>
        </table:table-row>
        <table:table-row table:style-name="ro2"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0703791381883168" calcext:value-type="float">
            <text:p>0.070379138188317</text:p>
          </table:table-cell>
          <table:table-cell table:number-columns-repeated="2"/>
          <table:table-cell office:value-type="float" office:value="9.71769403658739" calcext:value-type="float">
            <text:p>9.71769403658739</text:p>
          </table:table-cell>
          <table:table-cell table:number-columns-repeated="6"/>
          <table:table-cell office:value-type="float" office:value="16.5" calcext:value-type="float">
            <text:p>16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.5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114077669902914" calcext:value-type="float">
            <text:p>0.114077669902914</text:p>
          </table:table-cell>
          <table:table-cell table:number-columns-repeated="2"/>
          <table:table-cell office:value-type="float" office:value="9.8385097916398" calcext:value-type="float">
            <text:p>9.8385097916398</text:p>
          </table:table-cell>
          <table:table-cell table:number-columns-repeated="6"/>
          <table:table-cell office:value-type="float" office:value="16.5" calcext:value-type="float">
            <text:p>16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.5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703883495145625" calcext:value-type="float">
            <text:p>0.070388349514563</text:p>
          </table:table-cell>
          <table:table-cell table:number-columns-repeated="2"/>
          <table:table-cell office:value-type="float" office:value="9.80884010979901" calcext:value-type="float">
            <text:p>9.80884010979901</text:p>
          </table:table-cell>
          <table:table-cell table:number-columns-repeated="6"/>
          <table:table-cell office:value-type="float" office:value="16.5" calcext:value-type="float">
            <text:p>16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.5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114068458576666" calcext:value-type="float">
            <text:p>0.114068458576666</text:p>
          </table:table-cell>
          <table:table-cell table:number-columns-repeated="2"/>
          <table:table-cell office:value-type="float" office:value="9.91995633831359" calcext:value-type="float">
            <text:p>9.91995633831359</text:p>
          </table:table-cell>
          <table:table-cell table:number-columns-repeated="6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25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436985317145968" calcext:value-type="float">
            <text:p>0.043698531714597</text:p>
          </table:table-cell>
          <table:table-cell table:number-columns-repeated="2"/>
          <table:table-cell office:value-type="float" office:value="9.94125753025921" calcext:value-type="float">
            <text:p>9.94125753025921</text:p>
          </table:table-cell>
          <table:table-cell table:number-columns-repeated="6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25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922422210349847" calcext:value-type="float">
            <text:p>0.092242221034985</text:p>
          </table:table-cell>
          <table:table-cell table:number-columns-repeated="2"/>
          <table:table-cell office:value-type="float" office:value="10.0208111493893" calcext:value-type="float">
            <text:p>10.0208111493893</text:p>
          </table:table-cell>
          <table:table-cell table:number-columns-repeated="6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25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11650485436893" calcext:value-type="float">
            <text:p>0.11650485436893</text:p>
          </table:table-cell>
          <table:table-cell table:number-columns-repeated="2"/>
          <table:table-cell office:value-type="float" office:value="9.97901475654465" calcext:value-type="float">
            <text:p>9.97901475654465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9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679519537222966" calcext:value-type="float">
            <text:p>0.067951953722297</text:p>
          </table:table-cell>
          <table:table-cell table:number-columns-repeated="2"/>
          <table:table-cell office:value-type="float" office:value="9.97848049962234" calcext:value-type="float">
            <text:p>9.97848049962234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9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703975608408101" calcext:value-type="float">
            <text:p>0.07039756084081</text:p>
          </table:table-cell>
          <table:table-cell table:number-columns-repeated="2"/>
          <table:table-cell office:value-type="float" office:value="10.0191991672961" calcext:value-type="float">
            <text:p>10.0191991672961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9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Default" table:number-columns-repeated="3"/>
          <table:table-cell table:number-columns-repeated="1003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0474308300395254" calcext:value-type="float">
            <text:p>0.047430830039525</text:p>
          </table:table-cell>
          <table:table-cell table:number-columns-repeated="2"/>
          <table:table-cell office:value-type="float" office:value="8.92693103320897" calcext:value-type="float">
            <text:p>8.92693103320897</text:p>
          </table:table-cell>
          <table:table-cell table:number-columns-repeated="6"/>
          <table:table-cell office:value-type="float" office:value="16.5" calcext:value-type="float">
            <text:p>16.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.5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671936758893281" calcext:value-type="float">
            <text:p>0.067193675889328</text:p>
          </table:table-cell>
          <table:table-cell table:number-columns-repeated="2"/>
          <table:table-cell office:value-type="float" office:value="8.9302279191755" calcext:value-type="float">
            <text:p>8.9302279191755</text:p>
          </table:table-cell>
          <table:table-cell table:number-columns-repeated="6"/>
          <table:table-cell office:value-type="float" office:value="16.5" calcext:value-type="float">
            <text:p>16.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.5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454545454545467" calcext:value-type="float">
            <text:p>0.045454545454547</text:p>
          </table:table-cell>
          <table:table-cell table:number-columns-repeated="2"/>
          <table:table-cell office:value-type="float" office:value="8.94933508182188" calcext:value-type="float">
            <text:p>8.94933508182188</text:p>
          </table:table-cell>
          <table:table-cell table:number-columns-repeated="6"/>
          <table:table-cell office:value-type="float" office:value="16.5" calcext:value-type="float">
            <text:p>16.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.5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889420412988073" calcext:value-type="float">
            <text:p>0.088942041298807</text:p>
          </table:table-cell>
          <table:table-cell table:number-columns-repeated="2"/>
          <table:table-cell office:value-type="float" office:value="9.07119980791253" calcext:value-type="float">
            <text:p>9.07119980791253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434782608695645" calcext:value-type="float">
            <text:p>0.043478260869565</text:p>
          </table:table-cell>
          <table:table-cell table:number-columns-repeated="2"/>
          <table:table-cell office:value-type="float" office:value="9.0408998559344" calcext:value-type="float">
            <text:p>9.0408998559344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454545454545467" calcext:value-type="float">
            <text:p>0.045454545454547</text:p>
          </table:table-cell>
          <table:table-cell table:number-columns-repeated="2"/>
          <table:table-cell office:value-type="float" office:value="8.94933508182188" calcext:value-type="float">
            <text:p>8.94933508182188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691699604743086" calcext:value-type="float">
            <text:p>0.069169960474309</text:p>
          </table:table-cell>
          <table:table-cell table:number-columns-repeated="2"/>
          <table:table-cell office:value-type="float" office:value="9.00005356285324" calcext:value-type="float">
            <text:p>9.00005356285324</text:p>
          </table:table-cell>
          <table:table-cell table:number-columns-repeated="6"/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29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671936758893281" calcext:value-type="float">
            <text:p>0.067193675889328</text:p>
          </table:table-cell>
          <table:table-cell table:number-columns-repeated="2"/>
          <table:table-cell office:value-type="float" office:value="9.03102766798419" calcext:value-type="float">
            <text:p>9.03102766798419</text:p>
          </table:table-cell>
          <table:table-cell table:number-columns-repeated="6"/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29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454453104798489" calcext:value-type="float">
            <text:p>0.045445310479849</text:p>
          </table:table-cell>
          <table:table-cell table:number-columns-repeated="2"/>
          <table:table-cell office:value-type="float" office:value="8.94933508182188" calcext:value-type="float">
            <text:p>8.94933508182188</text:p>
          </table:table-cell>
          <table:table-cell table:number-columns-repeated="6"/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29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4">
          <table:table-cell table:number-columns-repeated="18"/>
          <table:table-cell table:style-name="Default" table:number-columns-repeated="3"/>
          <table:table-cell table:number-columns-repeated="1003"/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.483870967741932" calcext:value-type="float">
            <text:p>0.483870967741932</text:p>
          </table:table-cell>
          <table:table-cell office:value-type="float" office:value="29.4683289097591" calcext:value-type="float">
            <text:p>29.4683289097591</text:p>
          </table:table-cell>
          <table:table-cell table:number-columns-repeated="8"/>
          <table:table-cell table:number-columns-repeated="2" office:value-type="float" office:value="16.5" calcext:value-type="float">
            <text:p>16.5</text:p>
          </table:table-cell>
          <table:table-cell office:value-type="string" calcext:value-type="string">
            <text:p>16.5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645161290322577" calcext:value-type="float">
            <text:p>0.645161290322577</text:p>
          </table:table-cell>
          <table:table-cell office:value-type="float" office:value="29.6230157717436" calcext:value-type="float">
            <text:p>29.6230157717436</text:p>
          </table:table-cell>
          <table:table-cell table:number-columns-repeated="8"/>
          <table:table-cell table:number-columns-repeated="2" office:value-type="float" office:value="16.5" calcext:value-type="float">
            <text:p>16.5</text:p>
          </table:table-cell>
          <table:table-cell office:value-type="string" calcext:value-type="string">
            <text:p>16.5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36280752347897" calcext:value-type="float">
            <text:p>0.36280752347897</text:p>
          </table:table-cell>
          <table:table-cell office:value-type="float" office:value="30.0195424152715" calcext:value-type="float">
            <text:p>30.0195424152715</text:p>
          </table:table-cell>
          <table:table-cell table:number-columns-repeated="8"/>
          <table:table-cell table:number-columns-repeated="2" office:value-type="float" office:value="16.5" calcext:value-type="float">
            <text:p>16.5</text:p>
          </table:table-cell>
          <table:table-cell office:value-type="string" calcext:value-type="string">
            <text:p>16.5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302323652511227" calcext:value-type="float">
            <text:p>0.302323652511227</text:p>
          </table:table-cell>
          <table:table-cell office:value-type="float" office:value="31.3434884136382" calcext:value-type="float">
            <text:p>31.3434884136382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25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463805379746837" calcext:value-type="float">
            <text:p>0.463805379746837</text:p>
          </table:table-cell>
          <table:table-cell office:value-type="float" office:value="31.2157258064516" calcext:value-type="float">
            <text:p>31.2157258064516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25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58467741935484" calcext:value-type="float">
            <text:p>0.58467741935484</text:p>
          </table:table-cell>
          <table:table-cell office:value-type="float" office:value="32.0356395467538" calcext:value-type="float">
            <text:p>32.0356395467538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25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403225806451616" calcext:value-type="float">
            <text:p>0.403225806451616</text:p>
          </table:table-cell>
          <table:table-cell office:value-type="float" office:value="31.7465866169865" calcext:value-type="float">
            <text:p>31.7465866169865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29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28235376684361" calcext:value-type="float">
            <text:p>0.28235376684361</text:p>
          </table:table-cell>
          <table:table-cell office:value-type="float" office:value="30.8728562678644" calcext:value-type="float">
            <text:p>30.8728562678644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29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524289250714578" calcext:value-type="float">
            <text:p>0.524289250714578</text:p>
          </table:table-cell>
          <table:table-cell office:value-type="float" office:value="31.3701893630053" calcext:value-type="float">
            <text:p>31.3701893630053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29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3" table:number-rows-repeated="4">
          <table:table-cell table:number-columns-repeated="18"/>
          <table:table-cell table:style-name="Default" table:number-columns-repeated="3"/>
          <table:table-cell table:number-columns-repeated="100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.0443484585545129" calcext:value-type="float">
            <text:p>0.044348458554513</text:p>
          </table:table-cell>
          <table:table-cell office:value-type="float" office:value="10.0509863719886" calcext:value-type="float">
            <text:p>10.0509863719886</text:p>
          </table:table-cell>
          <table:table-cell table:number-columns-repeated="8"/>
          <table:table-cell office:value-type="float" office:value="16.5" calcext:value-type="float">
            <text:p>16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.5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665258779093492" calcext:value-type="float">
            <text:p>0.066525877909349</text:p>
          </table:table-cell>
          <table:table-cell office:value-type="float" office:value="10.1009429869334" calcext:value-type="float">
            <text:p>10.1009429869334</text:p>
          </table:table-cell>
          <table:table-cell table:number-columns-repeated="8"/>
          <table:table-cell office:value-type="float" office:value="16.5" calcext:value-type="float">
            <text:p>16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.5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907258064516121" calcext:value-type="float">
            <text:p>0.090725806451612</text:p>
          </table:table-cell>
          <table:table-cell office:value-type="float" office:value="10.0702608207432" calcext:value-type="float">
            <text:p>10.0702608207432</text:p>
          </table:table-cell>
          <table:table-cell table:number-columns-repeated="8"/>
          <table:table-cell office:value-type="float" office:value="16.5" calcext:value-type="float">
            <text:p>16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.5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685547672519391" calcext:value-type="float">
            <text:p>0.068554767251939</text:p>
          </table:table-cell>
          <table:table-cell office:value-type="float" office:value="10.2210111269906" calcext:value-type="float">
            <text:p>10.2210111269906</text:p>
          </table:table-cell>
          <table:table-cell table:number-columns-repeated="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25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685547672519391" calcext:value-type="float">
            <text:p>0.068554767251939</text:p>
          </table:table-cell>
          <table:table-cell office:value-type="float" office:value="10.1600806451613" calcext:value-type="float">
            <text:p>10.1600806451613</text:p>
          </table:table-cell>
          <table:table-cell table:number-columns-repeated="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25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70564516129032" calcext:value-type="float">
            <text:p>0.070564516129032</text:p>
          </table:table-cell>
          <table:table-cell office:value-type="float" office:value="10.1676985504287" calcext:value-type="float">
            <text:p>10.1676985504287</text:p>
          </table:table-cell>
          <table:table-cell table:number-columns-repeated="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25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66532258064516" calcext:value-type="float">
            <text:p>0.066532258064516</text:p>
          </table:table-cell>
          <table:table-cell office:value-type="float" office:value="10.2418487137607" calcext:value-type="float">
            <text:p>10.2418487137607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9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423387096774199" calcext:value-type="float">
            <text:p>0.04233870967742</text:p>
          </table:table-cell>
          <table:table-cell office:value-type="float" office:value="10.1909924969375" calcext:value-type="float">
            <text:p>10.1909924969375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9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665258779093509" calcext:value-type="float">
            <text:p>0.066525877909351</text:p>
          </table:table-cell>
          <table:table-cell office:value-type="float" office:value="10.2308684667211" calcext:value-type="float">
            <text:p>10.2308684667211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9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Default" table:number-columns-repeated="3"/>
          <table:table-cell table:number-columns-repeated="1003"/>
        </table:table-row>
        <table:table-row table:style-name="ro2"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.114085105629439" calcext:value-type="float">
            <text:p>0.114085105629439</text:p>
          </table:table-cell>
          <table:table-cell office:value-type="float" office:value="9.1925811478458" calcext:value-type="float">
            <text:p>9.1925811478458</text:p>
          </table:table-cell>
          <table:table-cell table:number-columns-repeated="8"/>
          <table:table-cell office:value-type="float" office:value="16.5" calcext:value-type="float">
            <text:p>16.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.5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905951727435319" calcext:value-type="float">
            <text:p>0.090595172743532</text:p>
          </table:table-cell>
          <table:table-cell office:value-type="float" office:value="9.1230366028581" calcext:value-type="float">
            <text:p>9.1230366028581</text:p>
          </table:table-cell>
          <table:table-cell table:number-columns-repeated="8"/>
          <table:table-cell office:value-type="float" office:value="16.5" calcext:value-type="float">
            <text:p>16.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.5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687919463087248" calcext:value-type="float">
            <text:p>0.068791946308725</text:p>
          </table:table-cell>
          <table:table-cell office:value-type="float" office:value="9.18102654459811" calcext:value-type="float">
            <text:p>9.18102654459811</text:p>
          </table:table-cell>
          <table:table-cell table:number-columns-repeated="8"/>
          <table:table-cell office:value-type="float" office:value="16.5" calcext:value-type="float">
            <text:p>16.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.5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469710116697062" calcext:value-type="float">
            <text:p>0.046971011669706</text:p>
          </table:table-cell>
          <table:table-cell office:value-type="float" office:value="9.34974588726957" calcext:value-type="float">
            <text:p>9.34974588726957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687919463087248" calcext:value-type="float">
            <text:p>0.068791946308725</text:p>
          </table:table-cell>
          <table:table-cell office:value-type="float" office:value="9.16108267960546" calcext:value-type="float">
            <text:p>9.16108267960546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704786527598245" calcext:value-type="float">
            <text:p>0.070478652759825</text:p>
          </table:table-cell>
          <table:table-cell office:value-type="float" office:value="9.18045545501231" calcext:value-type="float">
            <text:p>9.18045545501231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922818791946316" calcext:value-type="float">
            <text:p>0.092281879194632</text:p>
          </table:table-cell>
          <table:table-cell office:value-type="float" office:value="9.22165801916028" calcext:value-type="float">
            <text:p>9.22165801916028</text:p>
          </table:table-cell>
          <table:table-cell table:number-columns-repeated="8"/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29° C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671140939597308" calcext:value-type="float">
            <text:p>0.067114093959731</text:p>
          </table:table-cell>
          <table:table-cell office:value-type="float" office:value="9.23097253457527" calcext:value-type="float">
            <text:p>9.23097253457527</text:p>
          </table:table-cell>
          <table:table-cell table:number-columns-repeated="8"/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29° C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float" office:value="0.0922818791946316" calcext:value-type="float">
            <text:p>0.092281879194632</text:p>
          </table:table-cell>
          <table:table-cell office:value-type="float" office:value="9.15975899134069" calcext:value-type="float">
            <text:p>9.15975899134069</text:p>
          </table:table-cell>
          <table:table-cell table:number-columns-repeated="8"/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29° C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 style:data-style-name="N2" text:time-value="20:02:15.3709548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9T19:46:14.401048279</meta:creation-date>
    <dc:date>2021-05-16T20:02:28.716349922</dc:date>
    <meta:editing-duration>P8DT8H31M8S</meta:editing-duration>
    <meta:editing-cycles>5</meta:editing-cycles>
    <meta:generator>LibreOffice/6.0.7.3$Linux_X86_64 LibreOffice_project/00m0$Build-3</meta:generator>
    <meta:document-statistic meta:table-count="1" meta:cell-count="852" meta:object-count="0"/>
  </office:meta>
</office:document-meta>
</file>